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403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6.69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bold" officeooo:rsid="0000407a" officeooo:paragraph-rsid="0000407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bold" officeooo:rsid="001968d6" officeooo:paragraph-rsid="0001f028" style:font-size-asian="12.25pt" style:font-weight-asian="bold" style:font-size-complex="14pt" style:font-weight-complex="bold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paragraph-properties fo:text-align="start" style:justify-single-word="false"/>
      <style:text-properties fo:font-size="8pt" fo:language="pl" fo:country="PL" fo:font-style="italic" fo:font-weight="normal" officeooo:rsid="00263c59" officeooo:paragraph-rsid="0001f028" style:font-size-asian="7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fo:language="pl" fo:country="PL" officeooo:paragraph-rsid="0011417d"/>
    </style:style>
    <style:style style:name="P7" style:family="paragraph" style:parent-style-name="Text_20_body">
      <style:text-properties fo:language="pl" fo:country="PL" fo:font-weight="normal" officeooo:rsid="0011417d" officeooo:paragraph-rsid="0011417d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bold" officeooo:rsid="0011417d" officeooo:paragraph-rsid="001ca5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bold" officeooo:rsid="002bb1de" officeooo:paragraph-rsid="002bb1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text-properties officeooo:paragraph-rsid="0028245b"/>
    </style:style>
    <style:style style:name="P11" style:family="paragraph" style:parent-style-name="Text_20_body">
      <style:text-properties fo:font-size="14pt" fo:language="pl" fo:country="PL" fo:font-weight="bold" officeooo:rsid="0000407a" officeooo:paragraph-rsid="0016dd0c" style:font-size-asian="12.25pt" style:font-weight-asian="bold" style:font-size-complex="14pt" style:font-weight-complex="bold"/>
    </style:style>
    <style:style style:name="P12" style:family="paragraph" style:parent-style-name="Text_20_body">
      <style:text-properties fo:language="pl" fo:country="PL" officeooo:rsid="00365092" officeooo:paragraph-rsid="00365092"/>
    </style:style>
    <style:style style:name="P13" style:family="paragraph" style:parent-style-name="Text_20_body" style:list-style-name="L1">
      <style:text-properties fo:color="#ff00ff" fo:language="pl" fo:country="PL" officeooo:rsid="0006e7ab" officeooo:paragraph-rsid="0006e7ab"/>
    </style:style>
    <style:style style:name="P14" style:family="paragraph" style:parent-style-name="Text_20_body" style:list-style-name="L1">
      <style:text-properties fo:color="#ff00ff" fo:language="pl" fo:country="PL" officeooo:rsid="000b8578" officeooo:paragraph-rsid="00228876"/>
    </style:style>
    <style:style style:name="P15" style:family="paragraph" style:parent-style-name="Text_20_body" style:list-style-name="L1">
      <style:text-properties fo:color="#ff00ff" fo:language="pl" fo:country="PL" officeooo:rsid="0034ad81" officeooo:paragraph-rsid="0034ad81"/>
    </style:style>
    <style:style style:name="P16" style:family="paragraph" style:parent-style-name="Text_20_body" style:list-style-name="L1">
      <style:text-properties fo:color="#ff00ff" fo:language="pl" fo:country="PL" officeooo:rsid="00102b5b" officeooo:paragraph-rsid="00102b5b"/>
    </style:style>
    <style:style style:name="P17" style:family="paragraph" style:parent-style-name="Text_20_body">
      <style:text-properties fo:color="#ff00ff" officeooo:rsid="0028245b" officeooo:paragraph-rsid="0028245b"/>
    </style:style>
    <style:style style:name="P18" style:family="paragraph" style:parent-style-name="Text_20_body">
      <style:text-properties fo:color="#ff00ff" officeooo:rsid="00369ed5" officeooo:paragraph-rsid="00369ed5"/>
    </style:style>
    <style:style style:name="P19" style:family="paragraph" style:parent-style-name="Text_20_body">
      <style:text-properties fo:color="#ff00ff" officeooo:rsid="0030dfdb" officeooo:paragraph-rsid="0030dfdb"/>
    </style:style>
    <style:style style:name="P20" style:family="paragraph" style:parent-style-name="Text_20_body">
      <style:text-properties officeooo:rsid="00369ed5" officeooo:paragraph-rsid="00369ed5"/>
    </style:style>
    <style:style style:name="P21" style:family="paragraph" style:parent-style-name="Text_20_body" style:list-style-name="L1">
      <style:paragraph-properties fo:break-before="page"/>
      <style:text-properties fo:language="pl" fo:country="PL" officeooo:rsid="0003756f" officeooo:paragraph-rsid="0003756f"/>
    </style:style>
    <style:style style:name="P22" style:family="paragraph" style:parent-style-name="Heading_20_1">
      <style:text-properties fo:language="pl" fo:country="PL" officeooo:rsid="0028245b" officeooo:paragraph-rsid="0028245b"/>
    </style:style>
    <style:style style:name="P23" style:family="paragraph" style:parent-style-name="Heading_20_1">
      <style:paragraph-properties fo:break-before="page"/>
      <style:text-properties fo:language="pl" fo:country="PL" officeooo:rsid="0003756f" officeooo:paragraph-rsid="0003756f"/>
    </style:style>
    <style:style style:name="P24" style:family="paragraph" style:parent-style-name="Heading_20_1">
      <style:paragraph-properties fo:break-before="page"/>
      <style:text-properties officeooo:rsid="0030dfdb" officeooo:paragraph-rsid="0030dfdb"/>
    </style:style>
    <style:style style:name="P25" style:family="paragraph" style:parent-style-name="Heading_20_1">
      <style:paragraph-properties fo:break-before="page"/>
      <style:text-properties officeooo:rsid="00369ed5" officeooo:paragraph-rsid="00369ed5"/>
    </style:style>
    <style:style style:name="P26" style:family="paragraph" style:parent-style-name="Heading_20_2">
      <style:text-properties officeooo:rsid="0028245b" officeooo:paragraph-rsid="0028245b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9.2283in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center" style:justify-single-word="false"/>
      <style:text-properties fo:font-size="20pt" fo:language="pl" fo:country="PL" fo:font-weight="bold" officeooo:rsid="00365092" officeooo:paragraph-rsid="00365092" style:font-size-asian="20pt" style:font-weight-asian="bold" style:font-size-complex="20pt" style:font-weight-complex="bold"/>
    </style:style>
    <style:style style:name="T1" style:family="text">
      <style:text-properties officeooo:rsid="0025393c"/>
    </style:style>
    <style:style style:name="T2" style:family="text">
      <style:text-properties fo:font-size="8pt" fo:font-style="italic" fo:font-weight="normal" officeooo:rsid="00263c59" style:font-size-asian="7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size="8pt" fo:font-style="italic" fo:font-weight="normal" officeooo:rsid="00199d1c" style:font-size-asian="7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65092" style:font-weight-asian="bold" style:font-weight-complex="bold"/>
    </style:style>
    <style:style style:name="T6" style:family="text">
      <style:text-properties officeooo:rsid="000c8398"/>
    </style:style>
    <style:style style:name="T7" style:family="text">
      <style:text-properties officeooo:rsid="00228876"/>
    </style:style>
    <style:style style:name="T8" style:family="text">
      <style:text-properties officeooo:rsid="0023cc3c"/>
    </style:style>
    <style:style style:name="T9" style:family="text">
      <style:text-properties officeooo:rsid="0028245b"/>
    </style:style>
    <style:style style:name="T10" style:family="text">
      <style:text-properties officeooo:rsid="003291c7"/>
    </style:style>
    <style:style style:name="T11" style:family="text">
      <style:text-properties officeooo:rsid="00369ed5"/>
    </style:style>
    <style:style style:name="T12" style:family="text">
      <style:text-properties officeooo:rsid="0038164e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0">Raport z wykonania projektu własnego</text:p>
      <text:p text:style-name="P1"/>
      <text:p text:style-name="P2"><text:span text:style-name="T1">Imię i Nazwisko: _____________________<text:line-break/><text:tab/><text:tab/><text:tab/><text:tab/><text:tab/></text:span><text:span text:style-name="T2">wpisz </text:span><text:span text:style-name="T3">s</text:span><text:span text:style-name="T2">woje imię i nazwisko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Spis treści</text:p>
          </text:index-title>
          <text:p text:style-name="P28"><text:a xlink:type="simple" xlink:href="#__RefHeading___Toc308_817060579" text:style-name="Index_20_Link" text:visited-style-name="Index_20_Link">1 <text:s text:c="2"/>Instrukcja<text:tab/>3</text:a></text:p>
          <text:p text:style-name="P28"><text:a xlink:type="simple" xlink:href="#__RefHeading___Toc67_880003804" text:style-name="Index_20_Link" text:visited-style-name="Index_20_Link">2 <text:s text:c="2"/>Źródło danych<text:tab/>4</text:a></text:p>
          <text:p text:style-name="P29"><text:a xlink:type="simple" xlink:href="#__RefHeading___Toc458_4129226020" text:style-name="Index_20_Link" text:visited-style-name="Index_20_Link">2.1 <text:s text:c="2"/>Informacje wstępne<text:tab/>4</text:a></text:p>
          <text:p text:style-name="P29"><text:a xlink:type="simple" xlink:href="#__RefHeading___Toc460_4129226020" text:style-name="Index_20_Link" text:visited-style-name="Index_20_Link">2.2 <text:s text:c="2"/>Uzyskanie danych<text:tab/>4</text:a></text:p>
          <text:p text:style-name="P28"><text:a xlink:type="simple" xlink:href="#__RefHeading___Toc462_4129226020" text:style-name="Index_20_Link" text:visited-style-name="Index_20_Link">3 <text:s text:c="2"/>Cele badawcze<text:tab/>5</text:a></text:p>
          <text:p text:style-name="P28"><text:a xlink:type="simple" xlink:href="#__RefHeading___Toc1960_1151177595" text:style-name="Index_20_Link" text:visited-style-name="Index_20_Link">4 <text:s text:c="2"/>Wyniki badań<text:tab/>6</text:a></text:p>
        </text:index-body>
      </text:table-of-content>
      <text:p text:style-name="P4"/>
      <text:p text:style-name="P1"/>
      <text:h text:style-name="P23" text:outline-level="1"><text:bookmark-start text:name="__RefHeading___Toc308_817060579"/>Instrukcja<text:bookmark-end text:name="__RefHeading___Toc308_817060579"/></text:h>
      <text:list xml:id="list1593615991" text:style-name="L1">
        <text:list-item>
          <text:p text:style-name="P13">Otwórz ten plik w edytorze <text:span text:style-name="T4">LibreOffice</text:span>.</text:p>
        </text:list-item>
        <text:list-item>
          <text:p text:style-name="P14"><text:span text:style-name="T4">Nie</text:span> <text:span text:style-name="T6">usuwaj żadnej części tego pliku</text:span>.</text:p>
        </text:list-item>
        <text:list-item>
          <text:p text:style-name="P15">Nie zmieniaj <text:span text:style-name="T4">formatowania</text:span> dokumentu.<text:line-break/>- Zachowaj <text:span text:style-name="T4">podziały stron</text:span> itp.</text:p>
        </text:list-item>
        <text:list-item>
          <text:p text:style-name="P16"><text:span text:style-name="T4">Wypełnij</text:span> <text:span text:style-name="T8">wszystkie poniższe </text:span>rozdział<text:span text:style-name="T7">y</text:span> <text:span text:style-name="T8">(od 2 do 4)</text:span>.</text:p>
        </text:list-item>
        <text:list-item>
          <text:p text:style-name="P15"><text:span text:style-name="T4">Uzupełnij</text:span> nazwę pliku swoim imieniem i nazwiskiem.<text:line-break/>- Np. "<text:span text:style-name="T4">Imie_Nazwisko_</text:span><text:span text:style-name="T5">Raport</text:span><text:span text:style-name="T4">.odt</text:span>".</text:p>
          <text:p text:style-name="P21"/>
        </text:list-item>
      </text:list>
      <text:h text:style-name="P22" text:outline-level="1"><text:bookmark-start text:name="__RefHeading___Toc67_880003804"/>Źródło danych<text:bookmark-end text:name="__RefHeading___Toc67_880003804"/></text:h>
      <text:h text:style-name="P26" text:outline-level="2"><text:bookmark-start text:name="__RefHeading___Toc458_4129226020"/>Informacje wstępne<text:bookmark-end text:name="__RefHeading___Toc458_4129226020"/></text:h>
      <text:p text:style-name="P10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9">Nazwa instytucji udostępniającej dane</text:span>: 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Oficjalna nazwa zbioru danych: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9">Adres internetowy,<text:line-break/>pod którym dostępne są dane</text:span>:</text:p>
          </table:table-cell>
          <table:table-cell table:style-name="Table1.B2" office:value-type="string">
            <text:p text:style-name="P5"/>
          </table:table-cell>
        </table:table-row>
      </table:table>
      <text:p text:style-name="P6"/>
      <text:h text:style-name="P26" text:outline-level="2"><text:bookmark-start text:name="__RefHeading___Toc460_4129226020"/>Uzyskanie danych<text:bookmark-end text:name="__RefHeading___Toc460_4129226020"/></text:h>
      <text:p text:style-name="P17">Podaj <text:span text:style-name="T4">szczegółowe</text:span> informacje na temat sposobu <text:span text:style-name="T4">uzyskania</text:span> danych.</text:p>
      <text:p text:style-name="P7"/>
      <text:p text:style-name="P12"/>
      <text:p text:style-name="P11"/>
      <text:h text:style-name="P24" text:outline-level="1"><text:bookmark-start text:name="__RefHeading___Toc462_4129226020"/>Cele badawcze<text:bookmark-end text:name="__RefHeading___Toc462_4129226020"/></text:h>
      <text:p text:style-name="P19">Sformułuj <text:span text:style-name="T4">cele</text:span>, jakie <text:span text:style-name="T11">chciałeś/aś</text:span> osiągnąć badając wybrany zbiór danych<text:span text:style-name="T10">:</text:span></text:p>
      <text:h text:style-name="P25" text:outline-level="1"><text:bookmark-start text:name="__RefHeading___Toc1960_1151177595"/>Wyniki <text:span text:style-name="T12">badań</text:span><text:bookmark-end text:name="__RefHeading___Toc1960_1151177595"/></text:h>
      <text:p text:style-name="P18">Przedstaw wyniki swoich badań: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2:30:37.152000000</meta:creation-date>
    <dc:date>2019-04-24T12:21:17.623000000</dc:date>
    <meta:editing-duration>PT1H47M53S</meta:editing-duration>
    <meta:editing-cycles>58</meta:editing-cycles>
    <meta:generator>LibreOffice/6.1.4.2$Windows_x86 LibreOffice_project/9d0f32d1f0b509096fd65e0d4bec26ddd1938fd3</meta:generator>
    <meta:document-statistic meta:table-count="1" meta:image-count="0" meta:object-count="0" meta:page-count="6" meta:paragraph-count="26" meta:word-count="136" meta:character-count="899" meta:non-whitespace-character-count="782"/>
  </office:meta>
</office:document-meta>
</file>